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3124" calcext:value-type="float">
            <text:p>1253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7420" calcext:value-type="float">
            <text:p>4737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98960" calcext:value-type="float">
            <text:p>1570989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_WOR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8200" calcext:value-type="float">
            <text:p>152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8200000" calcext:value-type="float">
            <text:p>1528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82000" calcext:value-type="float">
            <text:p>1528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560" calcext:value-type="float">
            <text:p>1222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932800" calcext:value-type="float">
            <text:p>15893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5600" calcext:value-type="float">
            <text:p>1222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58496" calcext:value-type="float">
            <text:p>508584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492964" calcext:value-type="float">
            <text:p>12714929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5752" calcext:value-type="float">
            <text:p>127757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71128" calcext:value-type="float">
            <text:p>764711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490400" calcext:value-type="float">
            <text:p>5684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78564" calcext:value-type="float">
            <text:p>2139785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94800" calcext:value-type="float">
            <text:p>2139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31680" calcext:value-type="float">
            <text:p>34231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206696" calcext:value-type="float">
            <text:p>2052066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63764" calcext:value-type="float">
            <text:p>39763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99200" calcext:value-type="float">
            <text:p>23839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916" calcext:value-type="float">
            <text:p>210891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8400" calcext:value-type="float">
            <text:p>183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701284" calcext:value-type="float">
            <text:p>147012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72004" calcext:value-type="float">
            <text:p>29372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813920" calcext:value-type="float">
            <text:p>130813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3124" calcext:value-type="float">
            <text:p>1253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7420" calcext:value-type="float">
            <text:p>4737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98960" calcext:value-type="float">
            <text:p>1570989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_wOR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8200" calcext:value-type="float">
            <text:p>152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8200000" calcext:value-type="float">
            <text:p>1528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82000" calcext:value-type="float">
            <text:p>1528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560" calcext:value-type="float">
            <text:p>1222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932800" calcext:value-type="float">
            <text:p>15893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5600" calcext:value-type="float">
            <text:p>1222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58496" calcext:value-type="float">
            <text:p>508584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492964" calcext:value-type="float">
            <text:p>12714929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5752" calcext:value-type="float">
            <text:p>127757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71128" calcext:value-type="float">
            <text:p>764711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490400" calcext:value-type="float">
            <text:p>5684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78564" calcext:value-type="float">
            <text:p>2139785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94800" calcext:value-type="float">
            <text:p>2139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31680" calcext:value-type="float">
            <text:p>34231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206696" calcext:value-type="float">
            <text:p>2052066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63764" calcext:value-type="float">
            <text:p>39763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99200" calcext:value-type="float">
            <text:p>23839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916" calcext:value-type="float">
            <text:p>210891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8400" calcext:value-type="float">
            <text:p>183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701284" calcext:value-type="float">
            <text:p>147012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72004" calcext:value-type="float">
            <text:p>29372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813920" calcext:value-type="float">
            <text:p>130813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3124" calcext:value-type="float">
            <text:p>1253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7420" calcext:value-type="float">
            <text:p>4737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98960" calcext:value-type="float">
            <text:p>1570989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_Wor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8200" calcext:value-type="float">
            <text:p>152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8200000" calcext:value-type="float">
            <text:p>1528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82000" calcext:value-type="float">
            <text:p>1528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560" calcext:value-type="float">
            <text:p>1222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932800" calcext:value-type="float">
            <text:p>15893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5600" calcext:value-type="float">
            <text:p>1222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58496" calcext:value-type="float">
            <text:p>508584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492964" calcext:value-type="float">
            <text:p>12714929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5752" calcext:value-type="float">
            <text:p>127757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71128" calcext:value-type="float">
            <text:p>764711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490400" calcext:value-type="float">
            <text:p>5684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78564" calcext:value-type="float">
            <text:p>2139785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94800" calcext:value-type="float">
            <text:p>2139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31680" calcext:value-type="float">
            <text:p>34231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206696" calcext:value-type="float">
            <text:p>2052066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63764" calcext:value-type="float">
            <text:p>39763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99200" calcext:value-type="float">
            <text:p>23839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916" calcext:value-type="float">
            <text:p>210891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8400" calcext:value-type="float">
            <text:p>183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701284" calcext:value-type="float">
            <text:p>147012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72004" calcext:value-type="float">
            <text:p>29372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813920" calcext:value-type="float">
            <text:p>130813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3124" calcext:value-type="float">
            <text:p>1253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7420" calcext:value-type="float">
            <text:p>4737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98960" calcext:value-type="float">
            <text:p>1570989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_wor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8200" calcext:value-type="float">
            <text:p>152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8200000" calcext:value-type="float">
            <text:p>1528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82000" calcext:value-type="float">
            <text:p>1528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560" calcext:value-type="float">
            <text:p>1222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932800" calcext:value-type="float">
            <text:p>15893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5600" calcext:value-type="float">
            <text:p>1222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58496" calcext:value-type="float">
            <text:p>508584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492964" calcext:value-type="float">
            <text:p>12714929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5752" calcext:value-type="float">
            <text:p>127757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71128" calcext:value-type="float">
            <text:p>764711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490400" calcext:value-type="float">
            <text:p>5684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78564" calcext:value-type="float">
            <text:p>2139785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94800" calcext:value-type="float">
            <text:p>2139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31680" calcext:value-type="float">
            <text:p>34231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206696" calcext:value-type="float">
            <text:p>2052066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63764" calcext:value-type="float">
            <text:p>39763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99200" calcext:value-type="float">
            <text:p>23839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916" calcext:value-type="float">
            <text:p>210891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8400" calcext:value-type="float">
            <text:p>183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701284" calcext:value-type="float">
            <text:p>147012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72004" calcext:value-type="float">
            <text:p>29372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813920" calcext:value-type="float">
            <text:p>130813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29:02.5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9S</meta:editing-duration>
    <meta:editing-cycles>3</meta:editing-cycles>
    <meta:generator>LibreOffice/5.2.0.4$Windows_x86 LibreOffice_project/066b007f5ebcc236395c7d282ba488bca6720265</meta:generator>
    <dc:date>2016-08-13T21:29:50.195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